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fo:font-weight="bold" officeooo:rsid="001b6089" officeooo:paragraph-rsid="001b60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3d10f3" officeooo:paragraph-rsid="003d10f3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officeooo:rsid="001b6089" officeooo:paragraph-rsid="001b6089" style:font-size-asian="11pt" style:font-size-complex="11pt"/>
    </style:style>
    <style:style style:name="P4" style:family="paragraph" style:parent-style-name="Standard">
      <style:text-properties fo:font-size="11pt" officeooo:rsid="001b76da" officeooo:paragraph-rsid="001b76da" style:font-size-asian="11pt" style:font-size-complex="11pt"/>
    </style:style>
    <style:style style:name="P5" style:family="paragraph" style:parent-style-name="Standard">
      <style:text-properties fo:font-size="11pt" officeooo:rsid="001b76da" officeooo:paragraph-rsid="00281db0" style:font-size-asian="11pt" style:font-size-complex="11pt"/>
    </style:style>
    <style:style style:name="P6" style:family="paragraph" style:parent-style-name="Standard">
      <style:text-properties fo:font-size="11pt" officeooo:rsid="001b76da" officeooo:paragraph-rsid="002bb648" style:font-size-asian="11pt" style:font-size-complex="11pt"/>
    </style:style>
    <style:style style:name="P7" style:family="paragraph" style:parent-style-name="Standard">
      <style:text-properties fo:font-size="11pt" officeooo:rsid="001b76da" officeooo:paragraph-rsid="003362fa" style:font-size-asian="11pt" style:font-size-complex="11pt"/>
    </style:style>
    <style:style style:name="P8" style:family="paragraph" style:parent-style-name="Standard">
      <style:text-properties fo:font-size="11pt" style:text-underline-style="none" fo:font-weight="normal" officeooo:rsid="00281db0" officeooo:paragraph-rsid="00281db0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style:text-underline-style="none" fo:font-weight="normal" officeooo:rsid="001b6089" officeooo:paragraph-rsid="00417835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officeooo:rsid="00281db0" officeooo:paragraph-rsid="00281db0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440308" officeooo:paragraph-rsid="00440308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1pt" officeooo:rsid="001b6089" officeooo:paragraph-rsid="003efd0e" style:font-size-asian="11pt" style:font-size-complex="11pt"/>
    </style:style>
    <style:style style:name="P13" style:family="paragraph" style:parent-style-name="Standard">
      <style:text-properties fo:font-size="11pt" officeooo:rsid="001b6089" officeooo:paragraph-rsid="001b6089" style:font-size-asian="11pt" style:font-size-complex="11pt"/>
    </style:style>
    <style:style style:name="P14" style:family="paragraph" style:parent-style-name="Standard">
      <style:text-properties fo:font-size="11pt" officeooo:rsid="00440308" officeooo:paragraph-rsid="00440308" style:font-size-asian="11pt" style:font-size-complex="11pt"/>
    </style:style>
    <style:style style:name="P15" style:family="paragraph" style:parent-style-name="Standard">
      <style:text-properties fo:font-size="11pt" fo:font-weight="bold" officeooo:rsid="00440308" officeooo:paragraph-rsid="00440308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weight="bold" officeooo:rsid="0044abbc" officeooo:paragraph-rsid="0044abbc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weight="normal" officeooo:rsid="00440308" officeooo:paragraph-rsid="00440308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440308" officeooo:paragraph-rsid="0044abbc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11pt" style:text-underline-style="none" fo:font-weight="bold" officeooo:rsid="00440308" officeooo:paragraph-rsid="00440308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9d63"/>
    </style:style>
    <style:style style:name="T3" style:family="text">
      <style:text-properties officeooo:rsid="001f9538"/>
    </style:style>
    <style:style style:name="T4" style:family="text">
      <style:text-properties officeooo:rsid="00277478"/>
    </style:style>
    <style:style style:name="T5" style:family="text">
      <style:text-properties officeooo:rsid="003362fa"/>
    </style:style>
    <style:style style:name="T6" style:family="text">
      <style:text-properties officeooo:rsid="00366fb4"/>
    </style:style>
    <style:style style:name="T7" style:family="text">
      <style:text-properties officeooo:rsid="0040660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44ab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Ninja 400 Damage Parts Pricing </text:p>
      <text:p text:style-name="P2"/>
      <text:p text:style-name="P12"/>
      <text:p text:style-name="P19">FOOTPEGS:</text:p>
      <text:p text:style-name="P14">Right: $45</text:p>
      <text:p text:style-name="P14">Left: $45</text:p>
      <text:p text:style-name="P14"/>
      <text:p text:style-name="P15">LEVERS:</text:p>
      <text:p text:style-name="P17">Clutch side: $45</text:p>
      <text:p text:style-name="P17">Brake side: $45</text:p>
      <text:p text:style-name="P17"/>
      <text:p text:style-name="P16">BAR-ENDS:</text:p>
      <text:p text:style-name="P18">Clutch side: $45</text:p>
      <text:p text:style-name="P18">Brake side: $45</text:p>
      <text:p text:style-name="P17"/>
      <text:p text:style-name="P15">VORTEX REARSETS:</text:p>
      <text:p text:style-name="P17">Left: $200</text:p>
      <text:p text:style-name="P17">Right: $200</text:p>
      <text:p text:style-name="P15"/>
      <text:p text:style-name="P15">WINDSHIELD:</text:p>
      <text:p text:style-name="P15"><text:span text:style-name="T8">$120</text:span></text:p>
      <text:p text:style-name="P15"><text:span text:style-name="T8"/></text:p>
      <text:p text:style-name="P15">MAGURA <text:span text:style-name="T9">HC1 </text:span>BRAKE MASTER CYLINDER:</text:p>
      <text:p text:style-name="P17">$<text:span text:style-name="T9">550</text:span></text:p>
      <text:p text:style-name="P17"/>
      <text:p text:style-name="P18"/>
      <text:p text:style-name="P17"/>
      <text:p text:style-name="P3"/>
      <text:p text:style-name="P1">Emergency Contact</text:p>
      <text:p text:style-name="P3"><text:span text:style-name="T3">14</text:span>. The Participant's emergency contact information is:</text:p>
      <text:p text:style-name="P3"/>
      <text:p text:style-name="P3"><text:span text:style-name="T4">Emergency Contact </text:span>Name: _______________________________ </text:p>
      <text:p text:style-name="P3"/>
      <text:p text:style-name="P3">Relationship: __________________________ Phone Number: ___________________________</text:p>
      <text:p text:style-name="P3"/>
      <text:p text:style-name="P3"><text:span text:style-name="T1">IN WITNESS WHEREOF</text:span> the Participant and Activity Provider have duly affixed their signatures under hand and seal on this _____ day of ______________, 20____.</text:p>
      <text:p text:style-name="P3"/>
      <text:p text:style-name="P9"><text:span text:style-name="T7">KSR Rentals Ltd. (Ontario Corporation No. 002756652)</text:span> <text:s/><text:span text:style-name="T6">(The “Activity Provider”)</text:span></text:p>
      <text:p text:style-name="P3"/>
      <text:p text:style-name="P3"/>
      <text:p text:style-name="P5">Per: _______________________________ (<text:span text:style-name="T2">Seal) <text:s text:c="6"/></text:span>WITNESS: <text:span text:style-name="T5">Signature</text:span> _____________________________</text:p>
      <text:p text:style-name="P5"/>
      <text:p text:style-name="P5"/>
      <text:p text:style-name="P5"><text:span text:style-name="T5">Full Name __________________________ <text:s text:c="16"/></text:span>WITNESS: <text:span text:style-name="T5">Full Name </text:span>____________________________</text:p>
      <text:p text:style-name="P4"><text:s text:c="85"/></text:p>
      <text:p text:style-name="P4"/>
      <text:p text:style-name="P8">Participant</text:p>
      <text:p text:style-name="P10"/>
      <text:p text:style-name="P4"/>
      <text:p text:style-name="P7"><text:span text:style-name="T5">Signature </text:span>__________________________ (<text:span text:style-name="T2">Seal) <text:s text:c="6"/></text:span>WITNESS: <text:span text:style-name="T5">Signature <text:s/></text:span>____________________________ </text:p>
      <text:p text:style-name="P7"/>
      <text:p text:style-name="P6"/>
      <text:p text:style-name="P6"><text:soft-page-break/><text:span text:style-name="T5">Full Name __________________________ <text:s text:c="15"/></text:span>WITNESS: <text:span text:style-name="T5">Full Name _</text:span>___________________________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4:17:21.220094464</meta:creation-date>
    <dc:date>2020-05-27T15:36:42.157278424</dc:date>
    <meta:editing-duration>PT41M13S</meta:editing-duration>
    <meta:editing-cycles>28</meta:editing-cycles>
    <meta:generator>LibreOffice/6.1.5.2$Linux_X86_64 LibreOffice_project/10$Build-2</meta:generator>
    <meta:document-statistic meta:table-count="0" meta:image-count="0" meta:object-count="0" meta:page-count="2" meta:paragraph-count="29" meta:word-count="117" meta:character-count="1164" meta:non-whitespace-character-count="941"/>
  </office:meta>
</office:document-meta>
</file>